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9D000002F2A579E91E056B310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38a5df" officeooo:paragraph-rsid="00562496"/>
    </style:style>
    <style:style style:name="P58" style:family="paragraph" style:parent-style-name="Standard">
      <style:text-properties officeooo:rsid="00500a74" officeooo:paragraph-rsid="00500a74"/>
    </style:style>
    <style:style style:name="P59" style:family="paragraph" style:parent-style-name="Standard">
      <style:text-properties officeooo:rsid="0050de33" officeooo:paragraph-rsid="0050de33"/>
    </style:style>
    <style:style style:name="P60" style:family="paragraph" style:parent-style-name="Standard">
      <style:text-properties officeooo:rsid="00524c52" officeooo:paragraph-rsid="00524c52"/>
    </style:style>
    <style:style style:name="P61" style:family="paragraph" style:parent-style-name="Standard">
      <style:text-properties officeooo:rsid="00537d8d" officeooo:paragraph-rsid="00537d8d"/>
    </style:style>
    <style:style style:name="P62" style:family="paragraph" style:parent-style-name="Standard">
      <style:text-properties officeooo:rsid="00541c7e" officeooo:paragraph-rsid="00541c7e"/>
    </style:style>
    <style:style style:name="P63" style:family="paragraph" style:parent-style-name="Standard">
      <style:text-properties officeooo:rsid="00549c31" officeooo:paragraph-rsid="00549c31"/>
    </style:style>
    <style:style style:name="P64" style:family="paragraph" style:parent-style-name="Standard">
      <style:text-properties officeooo:rsid="0054ae2d" officeooo:paragraph-rsid="0054ae2d"/>
    </style:style>
    <style:style style:name="P65" style:family="paragraph" style:parent-style-name="Standard">
      <style:text-properties officeooo:rsid="0054ae2d" officeooo:paragraph-rsid="00591e15"/>
    </style:style>
    <style:style style:name="P66" style:family="paragraph" style:parent-style-name="Standard">
      <style:text-properties officeooo:rsid="0055ccff" officeooo:paragraph-rsid="0055ccff"/>
    </style:style>
    <style:style style:name="P67" style:family="paragraph" style:parent-style-name="Standard">
      <style:text-properties officeooo:rsid="00562496" officeooo:paragraph-rsid="00562496"/>
    </style:style>
    <style:style style:name="P68" style:family="paragraph" style:parent-style-name="Standard">
      <style:text-properties officeooo:rsid="00591e15" officeooo:paragraph-rsid="00591e15"/>
    </style:style>
    <style:style style:name="P69" style:family="paragraph" style:parent-style-name="Standard">
      <style:text-properties officeooo:rsid="005c6ba9" officeooo:paragraph-rsid="005c6ba9"/>
    </style:style>
    <style:style style:name="P70" style:family="paragraph" style:parent-style-name="Standard">
      <style:text-properties officeooo:rsid="005da920" officeooo:paragraph-rsid="005da920"/>
    </style:style>
    <style:style style:name="P71" style:family="paragraph" style:parent-style-name="Standard">
      <style:text-properties officeooo:paragraph-rsid="005da920"/>
    </style:style>
    <style:style style:name="P72" style:family="paragraph" style:parent-style-name="Standard">
      <style:text-properties officeooo:rsid="00142412" officeooo:paragraph-rsid="002eb969"/>
    </style:style>
    <style:style style:name="P73" style:family="paragraph" style:parent-style-name="Standard">
      <style:text-properties officeooo:rsid="005f3561" officeooo:paragraph-rsid="005f3561"/>
    </style:style>
    <style:style style:name="P74" style:family="paragraph" style:parent-style-name="Standard">
      <style:text-properties officeooo:rsid="005fe865" officeooo:paragraph-rsid="005fe865"/>
    </style:style>
    <style:style style:name="P75" style:family="paragraph" style:parent-style-name="Standard">
      <style:text-properties officeooo:rsid="0061b771" officeooo:paragraph-rsid="0061b771"/>
    </style:style>
    <style:style style:name="P76" style:family="paragraph" style:parent-style-name="Standard">
      <style:text-properties officeooo:rsid="0062d1f6" officeooo:paragraph-rsid="0062d1f6"/>
    </style:style>
    <style:style style:name="P77" style:family="paragraph" style:parent-style-name="Standard">
      <style:text-properties officeooo:rsid="006401f2" officeooo:paragraph-rsid="006401f2"/>
    </style:style>
    <style:style style:name="P78" style:family="paragraph" style:parent-style-name="Standard">
      <style:text-properties officeooo:rsid="00651ad8" officeooo:paragraph-rsid="00651ad8"/>
    </style:style>
    <style:style style:name="P79" style:family="paragraph" style:parent-style-name="Standard">
      <style:text-properties officeooo:rsid="0065adc0" officeooo:paragraph-rsid="0065adc0"/>
    </style:style>
    <style:style style:name="P80" style:family="paragraph" style:parent-style-name="Standard">
      <style:text-properties officeooo:rsid="00665bf5" officeooo:paragraph-rsid="00665bf5"/>
    </style:style>
    <style:style style:name="P81" style:family="paragraph" style:parent-style-name="Standard">
      <style:text-properties officeooo:rsid="00682c43" officeooo:paragraph-rsid="00682c43"/>
    </style:style>
    <style:style style:name="P82" style:family="paragraph" style:parent-style-name="Standard">
      <style:text-properties officeooo:rsid="0069903a" officeooo:paragraph-rsid="0069903a"/>
    </style:style>
    <style:style style:name="P83" style:family="paragraph" style:parent-style-name="Standard">
      <style:text-properties officeooo:rsid="0069baa0" officeooo:paragraph-rsid="0069baa0"/>
    </style:style>
    <style:style style:name="P84" style:family="paragraph" style:parent-style-name="Standard">
      <style:text-properties officeooo:rsid="006bb6e4" officeooo:paragraph-rsid="006bb6e4"/>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T44" style:family="text">
      <style:text-properties officeooo:rsid="00591e15"/>
    </style:style>
    <style:style style:name="T45" style:family="text">
      <style:text-properties officeooo:rsid="005c6ba9"/>
    </style:style>
    <style:style style:name="T46" style:family="text">
      <style:text-properties officeooo:rsid="005da920"/>
    </style:style>
    <style:style style:name="T47" style:family="text">
      <style:text-properties officeooo:rsid="005fde3b"/>
    </style:style>
    <style:style style:name="T48" style:family="text">
      <style:text-properties officeooo:rsid="0061b771"/>
    </style:style>
    <style:style style:name="T49" style:family="text">
      <style:text-properties officeooo:rsid="0062d1f6"/>
    </style:style>
    <style:style style:name="T50" style:family="text">
      <style:text-properties officeooo:rsid="006401f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8">Update the constructor of the MainPage by setting the binding between View and ViewModel:</text:p>
      <text:p text:style-name="P58"/>
      <text:p text:style-name="P58"><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8"><text:span text:style-name="T10"><text:s text:c="8"/>}</text:span></text:p>
      <text:p text:style-name="P32"/>
      <text:p text:style-name="P58">Finally update MainPage.xaml by explicitly setting the binding as follows:</text:p>
      <text:p text:style-name="P58"><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8"/>
      <text:p text:style-name="P58">Debug the solution and ensure that the behaviour of the application is unchanged. Check in the changes.</text:p>
      <text:p text:style-name="P32"/>
      <text:p text:style-name="P32"/>
      <text:p text:style-name="P59">Now proceed by creating the NewEntryViewModel.cs in the viewModels folder as before:</text:p>
      <text:p text:style-name="P59"/>
      <text:p text:style-name="P59"><text:span text:style-name="T10"><text:s text:c="4"/></text:span><text:span text:style-name="T16">public</text:span><text:span text:style-name="T10"> </text:span><text:span text:style-name="T16">class</text:span><text:span text:style-name="T10"> </text:span><text:span text:style-name="T22">NewEntryViewModel</text:span><text:span text:style-name="T10"> : BaseViewModel</text:span></text:p>
      <text:p text:style-name="Standard"><text:span text:style-name="T10"><text:s text:c="4"/>{</text:span></text:p>
      <text:p text:style-name="Standard"><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9"><text:span text:style-name="T10"><text:s text:c="4"/>}</text:span></text:p>
      <text:p text:style-name="P59"/>
      <text:p text:style-name="P59">Proceed by adding observable properties for each of the fields of interest <text:span text:style-name="T41">and by setting some defaults for the constructor:</text:span></text:p>
      <text:p text:style-name="P59"/>
      <text:p text:style-name="P59"><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text:span><text:span text:style-name="T16">string</text:span><text:span text:style-name="T10"> _title;</text:span></text:p>
      <text:p text:style-name="Standard"><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span text:style-name="T10"> { _titl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atitude;</text:span></text:p>
      <text:p text:style-name="Standard"><text:span text:style-name="T10"><text:s text:c="8"/></text:span><text:span text:style-name="T16">public</text:span><text:span text:style-name="T10"> </text:span><text:span text:style-name="T16">double</text:span><text:span text:style-name="T10"> Lat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atitude; }</text:span></text:p>
      <text:p text:style-name="Standard"><text:span text:style-name="T10"><text:s text:c="12"/></text:span><text:span text:style-name="T16">set</text:span><text:span text:style-name="T10"> { _lat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ongitude;</text:span></text:p>
      <text:p text:style-name="Standard"><text:span text:style-name="T10"><text:s text:c="8"/></text:span><text:span text:style-name="T16">public</text:span><text:span text:style-name="T10"> </text:span><text:span text:style-name="T16">double</text:span><text:span text:style-name="T10"> Long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ongitude; }</text:span></text:p>
      <text:p text:style-name="Standard"><text:span text:style-name="T10"><text:s text:c="12"/></text:span><text:span text:style-name="T16">set</text:span><text:span text:style-name="T10"> { _long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DateTime _date;</text:span></text:p>
      <text:p text:style-name="Standard"><text:span text:style-name="T10"><text:s text:c="8"/></text:span><text:span text:style-name="T16">public</text:span><text:span text:style-name="T10"> DateTime Dat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date; }</text:span></text:p>
      <text:p text:style-name="Standard"><text:span text:style-name="T10"><text:s text:c="12"/></text:span><text:span text:style-name="T16">set</text:span><text:span text:style-name="T10"> { _dat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int</text:span><text:span text:style-name="T10"> _rating;</text:span></text:p>
      <text:p text:style-name="Standard"><text:span text:style-name="T10"><text:s text:c="8"/></text:span><text:span text:style-name="T16">public</text:span><text:span text:style-name="T10"> </text:span><text:span text:style-name="T16">int</text:span><text:span text:style-name="T10"> Rating</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rating; }</text:span></text:p>
      <text:p text:style-name="Standard"><text:span text:style-name="T10"><text:s text:c="12"/></text:span><text:span text:style-name="T16">set</text:span><text:span text:style-name="T10"> { _rating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string</text:span><text:span text:style-name="T10"> _notes;</text:span></text:p>
      <text:p text:style-name="Standard"><text:span text:style-name="T10"><text:s text:c="8"/></text:span><text:span text:style-name="T16">public</text:span><text:span text:style-name="T10"> </text:span><text:span text:style-name="T16">string</text:span><text:span text:style-name="T10"> Notes</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notes; }</text:span></text:p>
      <text:p text:style-name="Standard"><text:span text:style-name="T10"><text:s text:c="12"/></text:span><text:span text:style-name="T16">set</text:span><text:span text:style-name="T10"> { _notes = value; OnPropertyChanged(); }</text:span></text:p>
      <text:p text:style-name="Standard"><text:span text:style-name="T10"><text:s text:c="8"/>}</text:span></text:p>
      <text:p text:style-name="P53"><text:soft-page-break/></text:p>
      <text:p text:style-name="Standard"><text:span text:style-name="T10"><text:s text:c="8"/></text:span><text:span text:style-name="T39">#endregion</text:span></text:p>
      <text:p text:style-name="P53"/>
      <text:p text:style-name="Standard"><text:span text:style-name="T10"><text:s text:c="8"/></text:span><text:span text:style-name="T16">public</text:span><text:span text:style-name="T10"> NewEntryViewModel()</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P59"><text:span text:style-name="T10"><text:s text:c="8"/>}</text:span></text:p>
      <text:p text:style-name="P59"/>
      <text:p text:style-name="P6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60"/>
      <text:p text:style-name="P61">Here a possible implementation:</text:p>
      <text:p text:style-name="P61"/>
      <text:p text:style-name="P61"><text:span text:style-name="T10"><text:s text:c="8"/></text:span><text:span text:style-name="T39">#region</text:span><text:span text:style-name="T10"> Commands</text:span></text:p>
      <text:p text:style-name="Standard"><text:span text:style-name="T10"><text:s text:c="8"/></text:span><text:span text:style-name="T16">private</text:span><text:span text:style-name="T10"> Command _saveCommand;</text:span></text:p>
      <text:p text:style-name="Standard"><text:span text:style-name="T10"><text:s text:c="8"/></text:span><text:span text:style-name="T16">public</text:span><text:span text:style-name="T10"> Command SaveCommand</text:span></text:p>
      <text:p text:style-name="Standard"><text:span text:style-name="T10"><text:s text:c="8"/>{</text:span></text:p>
      <text:p text:style-name="Standard"><text:span text:style-name="T10"><text:s text:c="12"/></text:span><text:span text:style-name="T16">get</text:span></text:p>
      <text:p text:style-name="Standard"><text:span text:style-name="T10"><text:s text:c="16"/></text:span></text:p>
      <text:p text:style-name="Standard"><text:span text:style-name="T10"><text:s text:c="12"/>{</text:span></text:p>
      <text:p text:style-name="Standard"><text:span text:style-name="T10"><text:s text:c="16"/></text:span><text:span text:style-name="T16">if</text:span><text:span text:style-name="T10"> (_saveCommand == </text:span><text:span text:style-name="T16">null</text:span><text:span text:style-name="T10">)</text:span></text:p>
      <text:p text:style-name="Standard"><text:span text:style-name="T10"><text:s text:c="16"/>{</text:span></text:p>
      <text:p text:style-name="Standard"><text:span text:style-name="T10"><text:s text:c="20"/>_saveCommand = </text:span><text:span text:style-name="T16">new</text:span><text:span text:style-name="T10"> Command(ExecuteSaveCommand, CanSave);</text:span></text:p>
      <text:p text:style-name="Standard"><text:span text:style-name="T10"><text:s text:c="16"/>}</text:span></text:p>
      <text:p text:style-name="Standard"><text:span text:style-name="T10"><text:s text:c="16"/></text:span><text:span text:style-name="T16">return</text:span><text:span text:style-name="T10"> _saveCommand;</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bool</text:span><text:span text:style-name="T10"> CanSave(</text:span><text:span text:style-name="T16">object</text:span><text:span text:style-name="T10"> arg)</text:span></text:p>
      <text:p text:style-name="Standard"><text:span text:style-name="T10"><text:s text:c="8"/>{</text:span></text:p>
      <text:p text:style-name="Standard"><text:span text:style-name="T10"><text:s text:c="12"/></text:span><text:span text:style-name="T16">return</text:span><text:span text:style-name="T10"> !</text:span><text:span text:style-name="T16">string</text:span><text:span text:style-name="T10">.IsNullOrEmpty(Title);</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void</text:span><text:span text:style-name="T10"> ExecuteSaveCommand(</text:span><text:span text:style-name="T16">object</text:span><text:span text:style-name="T10"> obj)</text:span></text:p>
      <text:p text:style-name="Standard"><text:span text:style-name="T10"><text:s text:c="8"/>{</text:span></text:p>
      <text:p text:style-name="Standard"><text:span text:style-name="T10"><text:s text:c="12"/></text:span><text:span text:style-name="T16">var</text:span><text:span text:style-name="T10"> newEntry = </text:span><text:span text:style-name="T16">new</text:span><text:span text:style-name="T10"> TripLogEntry</text:span></text:p>
      <text:p text:style-name="Standard"><text:span text:style-name="T10"><text:s text:c="12"/>{</text:span></text:p>
      <text:p text:style-name="Standard"><text:span text:style-name="T10"><text:s text:c="16"/>Title = Title,</text:span></text:p>
      <text:p text:style-name="Standard"><text:span text:style-name="T10"><text:s text:c="16"/>Notes = Notes,</text:span></text:p>
      <text:p text:style-name="Standard"><text:span text:style-name="T10"><text:s text:c="16"/>Rating = Rating,</text:span></text:p>
      <text:p text:style-name="Standard"><text:span text:style-name="T10"><text:s text:c="16"/>Date = Date,</text:span></text:p>
      <text:p text:style-name="Standard"><text:span text:style-name="T10"><text:s text:c="16"/>Latitude = Latitude,</text:span></text:p>
      <text:p text:style-name="Standard"><text:span text:style-name="T10"><text:s text:c="16"/>Longitude = Longitude</text:span></text:p>
      <text:p text:style-name="Standard"><text:span text:style-name="T10"><text:s text:c="12"/>};</text:span></text:p>
      <text:p text:style-name="P53"/>
      <text:p text:style-name="Standard"><text:span text:style-name="T10"><text:s text:c="12"/></text:span><text:span text:style-name="T27">// Save this new entry later: Introduce a data layer.</text:span></text:p>
      <text:p text:style-name="Standard"><text:span text:style-name="T10"><text:s text:c="8"/>}</text:span></text:p>
      <text:p text:style-name="P53"/>
      <text:p text:style-name="P61"><text:span text:style-name="T10"><text:s text:c="8"/></text:span><text:span text:style-name="T39">#endregion</text:span></text:p>
      <text:p text:style-name="P59"/>
      <text:p text:style-name="P61">Update the Title properties so as to take into account whether a command can be fired or not by adding the following code:</text:p>
      <text:p text:style-name="P61"/>
      <text:p text:style-name="P61"><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p>
      <text:p text:style-name="Standard"><text:span text:style-name="T10"><text:s text:c="12"/>{</text:span></text:p>
      <text:p text:style-name="Standard"><text:span text:style-name="T10"><text:s text:c="16"/>_title = value;</text:span></text:p>
      <text:p text:style-name="Standard"><text:span text:style-name="T10"><text:s text:c="16"/>OnPropertyChanged();</text:span></text:p>
      <text:p text:style-name="Standard"><text:soft-page-break/><text:span text:style-name="T10"><text:s text:c="16"/>SaveCommand.ChangeCanExecute();</text:span></text:p>
      <text:p text:style-name="Standard"><text:span text:style-name="T10"><text:s text:c="12"/>}</text:span></text:p>
      <text:p text:style-name="P61"><text:span text:style-name="T10"><text:s text:c="8"/>}</text:span></text:p>
      <text:p text:style-name="P61"><text:span text:style-name="T10"/></text:p>
      <text:p text:style-name="P62"><text:span text:style-name="T10"/></text:p>
      <text:p text:style-name="P62">Next update the constructor of the NewEntryPage in order to set the binding context:</text:p>
      <text:p text:style-name="P62"/>
      <text:p text:style-name="P62"><text:span text:style-name="T10"><text:tab/><text:tab/></text:span><text:span text:style-name="T16">public</text:span><text:span text:style-name="T10"> NewEntryPage ()</text:span></text:p>
      <text:p text:style-name="Standard"><text:span text:style-name="T10"><text:tab/><text:tab/>{</text:span></text:p>
      <text:p text:style-name="Standard"><text:span text:style-name="T10"><text:tab/><text:tab/><text:tab/>InitializeComponent ();</text:span></text:p>
      <text:p text:style-name="P53"/>
      <text:p text:style-name="Standard"><text:span text:style-name="T10"><text:s text:c="21"/>BindingContext = </text:span><text:span text:style-name="T16">new</text:span><text:span text:style-name="T10"> NewEntryViewModel();</text:span></text:p>
      <text:p text:style-name="P62"><text:span text:style-name="T10"><text:tab/><text:tab/>}</text:span></text:p>
      <text:p text:style-name="P32"/>
      <text:p text:style-name="P32"/>
      <text:p text:style-name="P62"><text:span text:style-name="T43">Then</text:span> update the NewEntryPage.xaml.cs so as to bind the different texts to the observable properties:</text:p>
      <text:p text:style-name="P62"/>
      <text:p text:style-name="P62"><text:span text:style-name="T10"><text:s text:c="3"/></text:span><text:span text:style-name="T16">&lt;</text:span><text:span text:style-name="T18">TableSection</text:span><text:span text:style-name="T16">&gt;</text:span></text:p>
      <text:p text:style-name="Standard"><text:span text:style-name="T10"><text:s text:c="6"/></text:span><text:span text:style-name="T16">&lt;</text:span><text:span text:style-name="T18">EntryCell</text:span><text:span text:style-name="T20"> Label</text:span><text:span text:style-name="T16">="Title"</text:span><text:span text:style-name="T20"> Text</text:span><text:span text:style-name="T16">="{</text:span><text:span text:style-name="T18">Binding</text:span><text:span text:style-name="T20"> Title</text:span><text:span text:style-name="T16">}"/&gt;</text:span></text:p>
      <text:p text:style-name="Standard"><text:span text:style-name="T10"><text:s text:c="6"/></text:span><text:span text:style-name="T16">&lt;</text:span><text:span text:style-name="T18">EntryCell</text:span><text:span text:style-name="T20"> Label</text:span><text:span text:style-name="T16">="Latitude"</text:span><text:span text:style-name="T20"> Text</text:span><text:span text:style-name="T16">="{</text:span><text:span text:style-name="T18">Binding</text:span><text:span text:style-name="T20"> Lat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Longitude"</text:span><text:span text:style-name="T20"> Text</text:span><text:span text:style-name="T16">="{</text:span><text:span text:style-name="T18">Binding</text:span><text:span text:style-name="T20"> Long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Date"</text:span><text:span text:style-name="T20"> Text</text:span><text:span text:style-name="T16">="{</text:span><text:span text:style-name="T18">Binding</text:span><text:span text:style-name="T20"> Date</text:span><text:span text:style-name="T16">,</text:span><text:span text:style-name="T20"> StringFormat</text:span><text:span text:style-name="T16">='{0:d}'}" /&gt;</text:span></text:p>
      <text:p text:style-name="Standard"><text:span text:style-name="T10"><text:s text:c="6"/></text:span><text:span text:style-name="T16">&lt;</text:span><text:span text:style-name="T18">EntryCell</text:span><text:span text:style-name="T20"> Label</text:span><text:span text:style-name="T16">="Rating"</text:span><text:span text:style-name="T20"> Text</text:span><text:span text:style-name="T16">="{</text:span><text:span text:style-name="T18">Binding</text:span><text:span text:style-name="T20"> Rating</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Notes"</text:span><text:span text:style-name="T20"> Text</text:span><text:span text:style-name="T16">="{</text:span><text:span text:style-name="T18">Binding</text:span><text:span text:style-name="T20"> Notes</text:span><text:span text:style-name="T16">}"/&gt;</text:span></text:p>
      <text:p text:style-name="P62"><text:span text:style-name="T10"><text:s text:c="3"/></text:span><text:span text:style-name="T16">&lt;/</text:span><text:span text:style-name="T18">TableSection</text:span><text:span text:style-name="T16">&gt;</text:span></text:p>
      <text:p text:style-name="P62"/>
      <text:p text:style-name="P63">Finally hook the save Command to the Save button:</text:p>
      <text:p text:style-name="P63"/>
      <text:p text:style-name="P63"><text:span text:style-name="T16">&lt;</text:span><text:span text:style-name="T18">ToolbarItem</text:span><text:span text:style-name="T20"> Text</text:span><text:span text:style-name="T16">="Save"</text:span><text:span text:style-name="T20"> Command</text:span><text:span text:style-name="T16">="{</text:span><text:span text:style-name="T18">Binding</text:span><text:span text:style-name="T20"> SaveCommand</text:span><text:span text:style-name="T16">}"/&gt;</text:span></text:p>
      <text:p text:style-name="P62"/>
      <text:p text:style-name="P64">Build and debug the software and check that the Save button is grayed out as long as the Title is empty.</text:p>
      <text:p text:style-name="P64"/>
      <text:p text:style-name="P66">Now create a new file named DetailViewModel.cs as before and add an observable property as follows:</text:p>
      <text:p text:style-name="P66"/>
      <text:p text:style-name="P66"><text:span text:style-name="T10"><text:s text:c="4"/></text:span><text:span text:style-name="T16">public</text:span><text:span text:style-name="T10"> </text:span><text:span text:style-name="T16">class</text:span><text:span text:style-name="T10"> </text:span><text:span text:style-name="T22">DetailViewModel</text:span><text:span text:style-name="T10"> : BaseViewModel</text:span></text:p>
      <text:p text:style-name="Standard"><text:span text:style-name="T10"><text:s text:c="4"/>{</text:span></text:p>
      <text:p text:style-name="P53"/>
      <text:p text:style-name="Standard"><text:span text:style-name="T10"><text:s text:c="8"/></text:span><text:span text:style-name="T39">#region</text:span><text:span text:style-name="T10"> Observables</text:span></text:p>
      <text:p text:style-name="Standard"><text:span text:style-name="T10"><text:s text:c="8"/></text:span><text:span text:style-name="T16">private</text:span><text:span text:style-name="T10"> TripLogEntry _entry;</text:span></text:p>
      <text:p text:style-name="Standard"><text:span text:style-name="T10"><text:s text:c="8"/></text:span><text:span text:style-name="T16">public</text:span><text:span text:style-name="T10"> TripLogEntry Entry</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entry; }</text:span></text:p>
      <text:p text:style-name="Standard"><text:span text:style-name="T10"><text:s text:c="12"/></text:span><text:span text:style-name="T16">set</text:span><text:span text:style-name="T10"> { _entry = value; OnPropertyChanged(); }</text:span></text:p>
      <text:p text:style-name="Standard"><text:span text:style-name="T10"><text:s text:c="8"/>}</text:span></text:p>
      <text:p text:style-name="P53"/>
      <text:p text:style-name="Standard"><text:span text:style-name="T10"><text:s text:c="8"/></text:span><text:span text:style-name="T39">#endregion</text:span></text:p>
      <text:p text:style-name="P53"/>
      <text:p text:style-name="P66"><text:span text:style-name="T10"><text:s text:c="4"/>}</text:span></text:p>
      <text:p text:style-name="P32"/>
      <text:p text:style-name="P66">Add a constructor taking a TripLogEntry as argument as follows:</text:p>
      <text:p text:style-name="P66"/>
      <text:p text:style-name="P66"><text:span text:style-name="T10"><text:s text:c="8"/></text:span><text:span text:style-name="T16">public</text:span><text:span text:style-name="T10"> DetailViewModel(TripLogEntry entry)</text:span></text:p>
      <text:p text:style-name="Standard"><text:span text:style-name="T10"><text:s text:c="8"/>{</text:span></text:p>
      <text:p text:style-name="Standard"><text:span text:style-name="T10"><text:s text:c="12"/>Entry = entry;</text:span></text:p>
      <text:p text:style-name="P66"><text:span text:style-name="T10"><text:s text:c="8"/>}</text:span></text:p>
      <text:p text:style-name="P32"/>
      <text:p text:style-name="P32"/>
      <text:p text:style-name="P32"><text:soft-page-break/></text:p>
      <text:p text:style-name="P67">Update the constructor of the DetailPage class so as to set up the binding:</text:p>
      <text:p text:style-name="P67"/>
      <text:p text:style-name="P67"><text:span text:style-name="T10"><text:tab/><text:tab/></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P67"><text:span text:style-name="T10"><text:s text:c="21"/>BindingContext = </text:span><text:span text:style-name="T16">new</text:span><text:span text:style-name="T10"> DetailViewModel(entry);</text:span></text:p>
      <text:p text:style-name="P32"/>
      <text:p text:style-name="P32"><text:s text:c="37"/>//</text:p>
      <text:p text:style-name="P32"/>
      <text:p text:style-name="P67">(This will need to be refactored later...)</text:p>
      <text:p text:style-name="P32"/>
      <text:p text:style-name="P67">Comment out the following lines in the same constructor:</text:p>
      <text:p text:style-name="P67"/>
      <text:p text:style-name="P67"><text:span text:style-name="T10"><text:s text:c="12"/></text:span><text:span text:style-name="T27">//title.Text = entry.Title;</text:span></text:p>
      <text:p text:style-name="Standard"><text:span text:style-name="T10"><text:s text:c="12"/></text:span><text:span text:style-name="T27">//date.Text = entry.Date.ToString("M");</text:span></text:p>
      <text:p text:style-name="Standard"><text:span text:style-name="T10"><text:s text:c="12"/></text:span><text:span text:style-name="T27">//rating.Text = $"{entry.Rating} star rating";</text:span></text:p>
      <text:p text:style-name="P67"><text:span text:style-name="T10"><text:s text:c="12"/></text:span><text:span text:style-name="T27">//notes.Text = entry.Notes;</text:span></text:p>
      <text:p text:style-name="P67"><text:span text:style-name="T27"/></text:p>
      <text:p text:style-name="P57"/>
      <text:p text:style-name="P67">Then add the binding in the Detail.xaml page as follows so as to set up the binding:</text:p>
      <text:p text:style-name="P67"/>
      <text:p text:style-name="P67"><text:span text:style-name="T16">&lt;</text:span><text:span text:style-name="T18">StackLayout</text:span><text:span text:style-name="T20"> Padding</text:span><text:span text:style-name="T16">="10"</text:span><text:span text:style-name="T20"> Grid.Row</text:span><text:span text:style-name="T16">="1"&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title"</text:span><text:span text:style-name="T20"> Text</text:span><text:span text:style-name="T16">="{</text:span><text:span text:style-name="T18">Binding</text:span><text:span text:style-name="T20"> Entry</text:span><text:span text:style-name="T16">.Title}"</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date"</text:span><text:span text:style-name="T20"> Text</text:span><text:span text:style-name="T16">="{</text:span><text:span text:style-name="T18">Binding</text:span><text:span text:style-name="T20"> Entry</text:span><text:span text:style-name="T16">.Date,</text:span><text:span text:style-name="T20"> StringFormat</text:span><text:span text:style-name="T16">='{0:M}'}"</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rating"</text:span><text:span text:style-name="T20"> Text</text:span><text:span text:style-name="T16">="{</text:span><text:span text:style-name="T18">Binding</text:span><text:span text:style-name="T20"> Entry</text:span><text:span text:style-name="T16">.Rating,</text:span><text:span text:style-name="T20"> StringFormat</text:span><text:span text:style-name="T16">='{0} star rating!'}"</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notes"</text:span><text:span text:style-name="T20"> Text</text:span><text:span text:style-name="T16">="{</text:span><text:span text:style-name="T18">Binding</text:span><text:span text:style-name="T20"> Entry</text:span><text:span text:style-name="T16">.Notes}"</text:span><text:span text:style-name="T20"> HorizontalOptions</text:span><text:span text:style-name="T16">="Center" /&gt;</text:span></text:p>
      <text:p text:style-name="P67"><text:span text:style-name="T16">&lt;/</text:span><text:span text:style-name="T18">StackLayout</text:span><text:span text:style-name="T16">&gt;</text:span></text:p>
      <text:p text:style-name="P67"/>
      <text:p text:style-name="P68">Finally update the DetailPage so as to use the ViewModel to set GUI properties as follows:</text:p>
      <text:p text:style-name="P32"/>
      <text:p text:style-name="P32"><text:span text:style-name="T10"><text:s text:c="8"/></text:span><text:span text:style-name="T16">private</text:span><text:span text:style-name="T10"> DetailViewModel _vm</text:span></text:p>
      <text:p text:style-name="Standard"><text:span text:style-name="T10"><text:s text:c="8"/>{</text:span></text:p>
      <text:p text:style-name="Standard"><text:span text:style-name="T10"><text:s text:c="12"/></text:span><text:span text:style-name="T16">get</text:span></text:p>
      <text:p text:style-name="Standard"><text:span text:style-name="T10"><text:s text:c="12"/>{</text:span></text:p>
      <text:p text:style-name="Standard"><text:span text:style-name="T10"><text:s text:c="16"/></text:span><text:span text:style-name="T16">return</text:span><text:span text:style-name="T10"> BindingContext </text:span><text:span text:style-name="T16">as</text:span><text:span text:style-name="T10"> DetailViewModel;</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Standard"><text:span text:style-name="T10"><text:s text:c="12"/>BindingContext = </text:span><text:span text:style-name="T16">new</text:span><text:span text:style-name="T10"> DetailViewModel(entry);</text:span></text:p>
      <text:p text:style-name="P53"/>
      <text:p text:style-name="Standard"><text:span text:style-name="T10"><text:s text:c="12"/></text:span><text:span text:style-name="T16">var</text:span><text:span text:style-name="T10"> position = </text:span><text:span text:style-name="T16">new</text:span><text:span text:style-name="T10"> Position(_vm.Entry.Latitude, _vm.Entry.Longitude);</text:span></text:p>
      <text:p text:style-name="P53"/>
      <text:p text:style-name="Standard"><text:span text:style-name="T10"><text:s text:c="12"/>map.MoveToRegion(MapSpan.FromCenterAndRadius(position, Distance.FromMiles(.5)));</text:span></text:p>
      <text:p text:style-name="P53"/>
      <text:p text:style-name="Standard"><text:span text:style-name="T10"><text:s text:c="12"/>map.Pins.Add(</text:span><text:span text:style-name="T16">new</text:span><text:span text:style-name="T10"> Pin</text:span></text:p>
      <text:p text:style-name="Standard"><text:span text:style-name="T10"><text:s text:c="12"/>{</text:span></text:p>
      <text:p text:style-name="Standard"><text:span text:style-name="T10"><text:s text:c="16"/>Type = PinType.Place,</text:span></text:p>
      <text:p text:style-name="Standard"><text:span text:style-name="T10"><text:s text:c="16"/>Label = entry.Title,</text:span></text:p>
      <text:p text:style-name="Standard"><text:span text:style-name="T10"><text:s text:c="16"/>Position = position</text:span></text:p>
      <text:p text:style-name="P32"><text:span text:style-name="T10"><text:s text:c="12"/>});</text:span></text:p>
      <text:p text:style-name="P32"/>
      <text:p text:style-name="P65">Build and debug the software. <text:span text:style-name="T44">Check in and ensure that the build is successful.</text:span></text:p>
      <text:p text:style-name="P69"><text:soft-page-break/>Lesson 3 </text:p>
      <text:p text:style-name="P32"/>
      <text:p text:style-name="P32">- <text:span text:style-name="T45">Introduction to the Factory design pattern</text:span></text:p>
      <text:p text:style-name="P32"/>
      <text:p text:style-name="P69">The quality of a software project cannot be marked as sufficient until at least the creation of the object is completely under control. A relatively simple way <text:span text:style-name="T46">to organize</text:span> <text:span text:style-name="T46">the creation of similar objects is by means of the Factory pattern.</text:span></text:p>
      <text:p text:style-name="P69"/>
      <text:p text:style-name="P70">[Add references, links and class diagram]</text:p>
      <text:p text:style-name="P70"/>
      <text:p text:style-name="P70">Limited to the contest of the TripLog application, it is easy to recognize that ViewModels and Views represents two possible groups of similar objects. </text:p>
      <text:p text:style-name="P70"/>
      <text:p text:style-name="P70">Let´s try to refactor the software, thus introducing the factory pattern, without altering the behaviour of the application.</text:p>
      <text:p text:style-name="P70"/>
      <text:p text:style-name="P73">In order to do that some initial refactoring is required. Start by adding the following two methods to the BaseViewModel class:</text:p>
      <text:p text:style-name="P73"/>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ext:span></text:p>
      <text:p text:style-name="P73"><text:span text:style-name="T10"><text:s text:c="8"/></text:span><text:span text:style-name="T16">public</text:span><text:span text:style-name="T10"> </text:span><text:span text:style-name="T16">abstract</text:span><text:span text:style-name="T10"> </text:span><text:span text:style-name="T16">void</text:span><text:span text:style-name="T10"> Init(TripLogEntry entry);</text:span></text:p>
      <text:p text:style-name="P73"><text:span text:style-name="T10"/></text:p>
      <text:p text:style-name="P73"><text:span text:style-name="T10"/></text:p>
      <text:p text:style-name="P73">Implement them in all the derivatives <text:span text:style-name="T47">as follows:</text:span></text:p>
      <text:p text:style-name="P73"/>
      <text:p text:style-name="P73">- <text:span text:style-name="T47">DetailViewModel:</text:span></text:p>
      <text:p text:style-name="P73"/>
      <text:p text:style-name="P73"><text:span text:style-name="T10"><text:s text:c="8"/></text:span><text:span text:style-name="T16">public</text:span><text:span text:style-name="T10"> DetailViewModel()</text:span></text:p>
      <text:p text:style-name="Standard"><text:span text:style-name="T10"><text:s text:c="8"/>{</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Entry = entry;</text:span></text:p>
      <text:p text:style-name="P73"><text:span text:style-name="T10"><text:s text:c="8"/>}</text:span></text:p>
      <text:p text:style-name="P70"/>
      <text:p text:style-name="P70">- <text:span text:style-name="T47">MainViewModel:</text:span></text:p>
      <text:p text:style-name="P70"/>
      <text:p text:style-name="P70"><text:span text:style-name="T10"><text:s text:c="8"/></text:span><text:span text:style-name="T16">public</text:span><text:span text:style-name="T10"> Main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oft-page-break/><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0">- <text:span text:style-name="T47">NewEntryViewModel:</text:span></text:p>
      <text:p text:style-name="P70"/>
      <text:p text:style-name="P70"><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override</text:span><text:span text:style-name="T10"> </text:span><text:span text:style-name="T16">void</text:span><text:span text:style-name="T10"> Init(TripLogEntry entry)</text:span></text:p>
      <text:p text:style-name="Standard"><text:span text:style-name="T10"><text:s text:c="8"/>{</text:span></text:p>
      <text:p text:style-name="Standard"><text:span text:style-name="T10"><text:s text:c="12"/></text:span><text:span text:style-name="T16">throw</text:span><text:span text:style-name="T10"> </text:span><text:span text:style-name="T16">new</text:span><text:span text:style-name="T10"> NotImplementedException();</text:span></text:p>
      <text:p text:style-name="P70"><text:span text:style-name="T10"><text:s text:c="8"/>}</text:span></text:p>
      <text:p text:style-name="P70"/>
      <text:p text:style-name="P74">Modify the pages so as to take the former changes into account:</text:p>
      <text:p text:style-name="P74"/>
      <text:p text:style-name="P74">Main:</text:p>
      <text:p text:style-name="P74"/>
      <text:p text:style-name="P74"><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text:span><text:span text:style-name="T16">var</text:span><text:span text:style-name="T10"> viewModel = </text:span><text:span text:style-name="T16">new</text:span><text:span text:style-name="T10"> MainViewModel();</text:span></text:p>
      <text:p text:style-name="Standard"><text:span text:style-name="T10"><text:s text:c="12"/>viewModel.Init();</text:span></text:p>
      <text:p text:style-name="P53"/>
      <text:p text:style-name="Standard"><text:soft-page-break/><text:span text:style-name="T10"><text:s text:c="12"/>BindingContext = viewModel;</text:span></text:p>
      <text:p text:style-name="P74"><text:span text:style-name="T10"><text:s text:c="8"/>}</text:span></text:p>
      <text:p text:style-name="P70"/>
      <text:p text:style-name="P74">New:</text:p>
      <text:p text:style-name="P74"/>
      <text:p text:style-name="P74"><text:span text:style-name="T10"><text:tab/></text:span><text:span text:style-name="T16">public</text:span><text:span text:style-name="T10"> NewEntryPage ()</text:span></text:p>
      <text:p text:style-name="Standard"><text:span text:style-name="T10"><text:tab/>{</text:span></text:p>
      <text:p text:style-name="Standard"><text:span text:style-name="T10"><text:tab/><text:tab/><text:tab/>InitializeComponent ();</text:span></text:p>
      <text:p text:style-name="P53"/>
      <text:p text:style-name="Standard"><text:span text:style-name="T10"><text:s text:c="12"/></text:span><text:span text:style-name="T16">var</text:span><text:span text:style-name="T10"> viewModel = </text:span><text:span text:style-name="T16">new</text:span><text:span text:style-name="T10"> NewEntryViewModel();</text:span></text:p>
      <text:p text:style-name="Standard"><text:span text:style-name="T10"><text:s text:c="12"/>viewModel.Init();</text:span></text:p>
      <text:p text:style-name="P53"/>
      <text:p text:style-name="Standard"><text:span text:style-name="T10"><text:s text:c="12"/>BindingContext = viewModel;</text:span></text:p>
      <text:p text:style-name="P74"><text:span text:style-name="T10"><text:s text:c="7"/>}</text:span></text:p>
      <text:p text:style-name="P74"><text:span text:style-name="T10"/></text:p>
      <text:p text:style-name="P74"><text:span text:style-name="T10"/></text:p>
      <text:p text:style-name="P74">Details:</text:p>
      <text:p text:style-name="P74"/>
      <text:p text:style-name="P74"><text:span text:style-name="T10"><text:s text:c="7"/></text:span><text:span text:style-name="T16">public</text:span><text:span text:style-name="T10"> DetailPage (TripLogEntry entry)</text:span></text:p>
      <text:p text:style-name="Standard"><text:span text:style-name="T10"><text:tab/>{</text:span></text:p>
      <text:p text:style-name="Standard"><text:span text:style-name="T10"><text:tab/><text:tab/><text:tab/>InitializeComponent();</text:span></text:p>
      <text:p text:style-name="P53"/>
      <text:p text:style-name="Standard"><text:span text:style-name="T10"><text:s text:c="12"/></text:span><text:span text:style-name="T16">var</text:span><text:span text:style-name="T10"> viewModel = </text:span><text:span text:style-name="T16">new</text:span><text:span text:style-name="T10"> DetailViewModel();</text:span></text:p>
      <text:p text:style-name="Standard"><text:span text:style-name="T10"><text:s text:c="12"/>viewModel.Init(entry);</text:span></text:p>
      <text:p text:style-name="P53"/>
      <text:p text:style-name="P74"><text:span text:style-name="T10"><text:s text:c="12"/>BindingContext = viewModel;</text:span></text:p>
      <text:p text:style-name="P74"><text:span text:style-name="T10"/></text:p>
      <text:p text:style-name="P75"><text:span text:style-name="T10"/></text:p>
      <text:p text:style-name="P74"><text:span text:style-name="T10"/></text:p>
      <text:p text:style-name="P74"><text:span text:style-name="T10"/></text:p>
      <text:p text:style-name="P75">Rebuild and test the software. Check in.</text:p>
      <text:p text:style-name="P75"/>
      <text:p text:style-name="P70"><text:span text:style-name="T48">COntinue</text:span> by introducing an enumeration defining the ViewModel type as follows:</text:p>
      <text:p text:style-name="P70"/>
      <text:p text:style-name="P70"><text:span text:style-name="T10"><text:s text:c="4"/></text:span><text:span text:style-name="T16">public</text:span><text:span text:style-name="T10"> </text:span><text:span text:style-name="T16">enum</text:span><text:span text:style-name="T10"> </text:span><text:span text:style-name="T22">TripLogViewModelType</text:span></text:p>
      <text:p text:style-name="Standard"><text:span text:style-name="T10"><text:s text:c="4"/>{</text:span></text:p>
      <text:p text:style-name="Standard"><text:span text:style-name="T10"><text:s text:c="8"/>Main = 0,</text:span></text:p>
      <text:p text:style-name="Standard"><text:span text:style-name="T10"><text:s text:c="8"/>Detail = 1,</text:span></text:p>
      <text:p text:style-name="Standard"><text:span text:style-name="T10"><text:s text:c="8"/>New = 2</text:span></text:p>
      <text:p text:style-name="P71"><text:span text:style-name="T10"><text:s text:c="4"/>}</text:span><text:span text:style-name="T46"> <text:s/></text:span></text:p>
      <text:p text:style-name="P2"/>
      <text:p text:style-name="P70">The meaning is obvious. Now by making use of this enumeration we are in a position to map ViewModel types to thier specific implementation. Here a possible implementation of the ViewModelFactory:</text:p>
      <text:p text:style-name="P2"/>
      <text:p text:style-name="P2"><text:span text:style-name="T10"><text:s text:c="4"/></text:span><text:span text:style-name="T16">public</text:span><text:span text:style-name="T10"> </text:span><text:span text:style-name="T16">class</text:span><text:span text:style-name="T10"> </text:span><text:span text:style-name="T22">ViewModelFactory</text:span></text:p>
      <text:p text:style-name="Standard"><text:span text:style-name="T10"><text:s text:c="4"/>{</text:span></text:p>
      <text:p text:style-name="Standard"><text:span text:style-name="T10"><text:s text:c="8"/></text:span><text:span text:style-name="T16">public</text:span><text:span text:style-name="T10"> ViewModelFactory()</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ublic</text:span><text:span text:style-name="T10"> BaseViewModel Build(TripLogViewModelType viewModelType)</text:span></text:p>
      <text:p text:style-name="Standard"><text:span text:style-name="T10"><text:s text:c="8"/>{</text:span></text:p>
      <text:p text:style-name="Standard"><text:span text:style-name="T10"><text:s text:c="12"/></text:span><text:span text:style-name="T16">switch</text:span><text:span text:style-name="T10">(viewModelType)</text:span></text:p>
      <text:p text:style-name="Standard"><text:span text:style-name="T10"><text:s text:c="12"/>{</text:span></text:p>
      <text:p text:style-name="Standard"><text:span text:style-name="T10"><text:s text:c="16"/></text:span><text:span text:style-name="T16">case</text:span><text:span text:style-name="T10"> TripLogViewModelType.Detail:</text:span></text:p>
      <text:p text:style-name="Standard"><text:span text:style-name="T10"><text:s text:c="20"/></text:span><text:span text:style-name="T16">return</text:span><text:span text:style-name="T10"> </text:span><text:span text:style-name="T16">new</text:span><text:span text:style-name="T10"> DetailViewModel();</text:span></text:p>
      <text:p text:style-name="Standard"><text:span text:style-name="T10"><text:s text:c="16"/></text:span><text:span text:style-name="T16">case</text:span><text:span text:style-name="T10"> TripLogViewModelType.Main:</text:span></text:p>
      <text:p text:style-name="Standard"><text:span text:style-name="T10"><text:s text:c="20"/></text:span><text:span text:style-name="T16">return</text:span><text:span text:style-name="T10"> </text:span><text:span text:style-name="T16">new</text:span><text:span text:style-name="T10"> MainViewModel();</text:span></text:p>
      <text:p text:style-name="Standard"><text:span text:style-name="T10"><text:s text:c="16"/></text:span><text:span text:style-name="T16">case</text:span><text:span text:style-name="T10"> TripLogViewModelType.New:</text:span></text:p>
      <text:p text:style-name="Standard"><text:soft-page-break/><text:span text:style-name="T10"><text:s text:c="20"/></text:span><text:span text:style-name="T16">return</text:span><text:span text:style-name="T10"> </text:span><text:span text:style-name="T16">new</text:span><text:span text:style-name="T10"> NewEntryViewModel();</text:span></text:p>
      <text:p text:style-name="Standard"><text:span text:style-name="T10"><text:s text:c="16"/></text:span><text:span text:style-name="T16">default</text:span><text:span text:style-name="T10">:</text:span></text:p>
      <text:p text:style-name="Standard"><text:span text:style-name="T10"><text:s text:c="20"/></text:span><text:span text:style-name="T16">throw</text:span><text:span text:style-name="T10"> </text:span><text:span text:style-name="T16">new</text:span><text:span text:style-name="T10"> Exception(</text:span><text:span text:style-name="T18">$"Unknown </text:span><text:span text:style-name="T10">{viewModelType}</text:span><text:span text:style-name="T18">"</text:span><text:span text:style-name="T10">);</text:span></text:p>
      <text:p text:style-name="Standard"><text:span text:style-name="T10"><text:s text:c="12"/>}</text:span></text:p>
      <text:p text:style-name="Standard"><text:span text:style-name="T10"><text:s text:c="8"/>}</text:span></text:p>
      <text:p text:style-name="P2"><text:span text:style-name="T10"><text:s text:c="4"/>}</text:span></text:p>
      <text:p text:style-name="P2"/>
      <text:p text:style-name="P73"/>
      <text:p text:style-name="P75">In order to integrate the factory mentioned above, it is necessary to inject the ViewModels into their respective models. As a result, all the <text:span text:style-name="T50">views</text:span>´ constructors need to be refactored so as to <text:span text:style-name="T49">expose a BaseViewModel as a parameter. Here the implementations:</text:span></text:p>
      <text:p text:style-name="P75"/>
      <text:p text:style-name="P76">Main:</text:p>
      <text:p text:style-name="P76"/>
      <text:p text:style-name="P2"><text:span text:style-name="T10"><text:s text:c="8"/></text:span><text:span text:style-name="T16">public</text:span><text:span text:style-name="T10"> MainPage(BaseViewModel viewModel)</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viewModel;</text:span></text:p>
      <text:p text:style-name="P2"><text:span text:style-name="T10"><text:s text:c="8"/>}</text:span></text:p>
      <text:p text:style-name="P2"/>
      <text:p text:style-name="P77">New: </text:p>
      <text:p text:style-name="P77"/>
      <text:p text:style-name="P77"><text:span text:style-name="T10"><text:s/><text:tab/> </text:span><text:span text:style-name="T16">public</text:span><text:span text:style-name="T10"> NewEntryPage (BaseViewModel viewModel)</text:span></text:p>
      <text:p text:style-name="Standard"><text:span text:style-name="T10"><text:s text:c="4"/><text:tab/> {</text:span></text:p>
      <text:p text:style-name="Standard"><text:span text:style-name="T10"><text:s text:c="12"/>InitializeComponent ();</text:span></text:p>
      <text:p text:style-name="P53"/>
      <text:p text:style-name="Standard"><text:span text:style-name="T10"><text:s text:c="12"/>BindingContext = viewModel;</text:span></text:p>
      <text:p text:style-name="P77"><text:span text:style-name="T10"><text:s text:c="8"/>}</text:span></text:p>
      <text:p text:style-name="P2"/>
      <text:p text:style-name="P77">Detail:</text:p>
      <text:p text:style-name="P77"/>
      <text:p text:style-name="P77"><text:span text:style-name="T10"><text:s text:c="8"/></text:span><text:span text:style-name="T16">public</text:span><text:span text:style-name="T10"> DetailPage (BaseViewModel viewModel)</text:span></text:p>
      <text:p text:style-name="Standard"><text:span text:style-name="T10"><text:tab/><text:tab/>{</text:span></text:p>
      <text:p text:style-name="Standard"><text:span text:style-name="T10"><text:tab/><text:tab/><text:tab/>InitializeComponent();</text:span></text:p>
      <text:p text:style-name="P53"/>
      <text:p text:style-name="P77"><text:span text:style-name="T10"><text:s text:c="21"/>BindingContext = viewModel;</text:span></text:p>
      <text:p text:style-name="P2"/>
      <text:p text:style-name="P77">Consistently the calling methods need to instantiate and initialize the ViewModels before they injected. Here the implementation:</text:p>
      <text:p text:style-name="P77"/>
      <text:p text:style-name="P77">- Main (In the app.xaml.cs):</text:p>
      <text:p text:style-name="P77"/>
      <text:p text:style-name="P77"><text:span text:style-name="T10"><text:s text:c="8"/></text:span><text:span text:style-name="T16">public</text:span><text:span text:style-name="T10"> App()</text:span></text:p>
      <text:p text:style-name="Standard"><text:span text:style-name="T10"><text:s text:c="8"/>{</text:span></text:p>
      <text:p text:style-name="Standard"><text:span text:style-name="T10"><text:s text:c="12"/>InitializeComponent();</text:span></text:p>
      <text:p text:style-name="P53"/>
      <text:p text:style-name="Standard"><text:span text:style-name="T10"><text:s text:c="12"/></text:span><text:span text:style-name="T16">var</text:span><text:span text:style-name="T10"> viewModel = </text:span><text:span text:style-name="T16">new</text:span><text:span text:style-name="T10"> MainViewModel();</text:span></text:p>
      <text:p text:style-name="Standard"><text:span text:style-name="T10"><text:s text:c="12"/>viewModel.Init();</text:span></text:p>
      <text:p text:style-name="P53"/>
      <text:p text:style-name="Standard"><text:span text:style-name="T10"><text:s text:c="12"/></text:span><text:span text:style-name="T16">var</text:span><text:span text:style-name="T10"> mainPage = </text:span><text:span text:style-name="T16">new</text:span><text:span text:style-name="T10"> MainPage(viewModel);</text:span></text:p>
      <text:p text:style-name="P53"/>
      <text:p text:style-name="Standard"><text:span text:style-name="T10"><text:s text:c="12"/>MainPage = </text:span><text:span text:style-name="T16">new</text:span><text:span text:style-name="T10"> NavigationPage(mainPage);</text:span></text:p>
      <text:p text:style-name="P77"><text:span text:style-name="T10"><text:s text:c="8"/>}</text:span></text:p>
      <text:p text:style-name="P77"/>
      <text:p text:style-name="P77">- New (in MainPage.xaml.cs):</text:p>
      <text:p text:style-name="P77"/>
      <text:p text:style-name="P77"><text:span text:style-name="T10"><text:s text:c="8"/></text:span><text:span text:style-name="T16">public</text:span><text:span text:style-name="T10"> </text:span><text:span text:style-name="T16">void</text:span><text:span text:style-name="T10"> New_Clicked(</text:span><text:span text:style-name="T16">object</text:span><text:span text:style-name="T10"> sender, EventArgs e)</text:span></text:p>
      <text:p text:style-name="Standard"><text:span text:style-name="T10"><text:s text:c="8"/>{</text:span></text:p>
      <text:p text:style-name="Standard"><text:soft-page-break/><text:span text:style-name="T10"><text:s text:c="12"/></text:span><text:span text:style-name="T16">var</text:span><text:span text:style-name="T10"> viewModel = </text:span><text:span text:style-name="T16">new</text:span><text:span text:style-name="T10"> NewEntryViewModel();</text:span></text:p>
      <text:p text:style-name="Standard"><text:span text:style-name="T10"><text:s text:c="12"/>viewModel.Init();</text:span></text:p>
      <text:p text:style-name="P53"/>
      <text:p text:style-name="Standard"><text:span text:style-name="T10"><text:s text:c="12"/></text:span><text:span text:style-name="T16">var</text:span><text:span text:style-name="T10"> newEntryPage = </text:span><text:span text:style-name="T16">new</text:span><text:span text:style-name="T10"> NewEntryPage(viewModel);</text:span></text:p>
      <text:p text:style-name="P53"/>
      <text:p text:style-name="Standard"><text:span text:style-name="T10"><text:s text:c="12"/>Navigation.PushAsync(newEntryPage);</text:span></text:p>
      <text:p text:style-name="P77"><text:span text:style-name="T10"><text:s text:c="8"/>}</text:span></text:p>
      <text:p text:style-name="P2"/>
      <text:p text:style-name="P77">- Detail (in MainPage.xaml.cs):</text:p>
      <text:p text:style-name="P77"/>
      <text:p text:style-name="P77"><text:span text:style-name="T10"><text:s text:c="8"/></text:span><text:span text:style-name="T16">async</text:span><text:span text:style-name="T10"> </text:span><text:span text:style-name="T16">void</text:span><text:span text:style-name="T10"> Trips_ItemTapped(</text:span><text:span text:style-name="T16">object</text:span><text:span text:style-name="T10"> sender, ItemTappedEventArgs e)</text:span></text:p>
      <text:p text:style-name="Standard"><text:span text:style-name="T10"><text:s text:c="8"/>{</text:span></text:p>
      <text:p text:style-name="Standard"><text:span text:style-name="T10"><text:s text:c="12"/></text:span><text:span text:style-name="T16">var</text:span><text:span text:style-name="T10"> trip = (TripLogEntry)e.Item;</text:span></text:p>
      <text:p text:style-name="P53"/>
      <text:p text:style-name="Standard"><text:span text:style-name="T10"><text:s text:c="12"/></text:span><text:span text:style-name="T16">var</text:span><text:span text:style-name="T10"> viewModel = </text:span><text:span text:style-name="T16">new</text:span><text:span text:style-name="T10"> DetailViewModel();</text:span></text:p>
      <text:p text:style-name="Standard"><text:span text:style-name="T10"><text:s text:c="12"/>viewModel.Init(trip);</text:span></text:p>
      <text:p text:style-name="P53"/>
      <text:p text:style-name="Standard"><text:span text:style-name="T10"><text:s text:c="12"/></text:span><text:span text:style-name="T16">var</text:span><text:span text:style-name="T10"> detailPage = </text:span><text:span text:style-name="T16">new</text:span><text:span text:style-name="T10"> DetailPage(viewModel);</text:span></text:p>
      <text:p text:style-name="P53"/>
      <text:p text:style-name="Standard"><text:span text:style-name="T10"><text:s text:c="12"/></text:span><text:span text:style-name="T16">await</text:span><text:span text:style-name="T10"> Navigation.PushAsync(detailPage);</text:span></text:p>
      <text:p text:style-name="P53"/>
      <text:p text:style-name="Standard"><text:span text:style-name="T10"><text:s text:c="12"/></text:span><text:span text:style-name="T27">// Clear selection</text:span></text:p>
      <text:p text:style-name="Standard"><text:span text:style-name="T10"><text:s text:c="12"/>trips.SelectedItem = </text:span><text:span text:style-name="T16">null</text:span><text:span text:style-name="T10">;</text:span></text:p>
      <text:p text:style-name="P77"><text:span text:style-name="T10"><text:s text:c="8"/>}</text:span></text:p>
      <text:p text:style-name="P2"/>
      <text:p text:style-name="P78">Test the application and check in.</text:p>
      <text:p text:style-name="P78"/>
      <text:p text:style-name="P79">Now the viewModelFactory can be integrated and injected as follows on the app.xaml.cs:</text:p>
      <text:p text:style-name="P79"/>
      <text:p text:style-name="P79"><text:span text:style-name="T10"><text:s text:c="8"/></text:span><text:span text:style-name="T16">private</text:span><text:span text:style-name="T10"> ViewModelFactory _viewModelFactory;</text:span></text:p>
      <text:p text:style-name="P53"/>
      <text:p text:style-name="Standard"><text:span text:style-name="T10"><text:s text:c="8"/></text:span><text:span text:style-name="T16">public</text:span><text:span text:style-name="T10"> App()</text:span></text:p>
      <text:p text:style-name="Standard"><text:span text:style-name="T10"><text:s text:c="8"/>{</text:span></text:p>
      <text:p text:style-name="Standard"><text:span text:style-name="T10"><text:s text:c="12"/>InitializeComponent();</text:span></text:p>
      <text:p text:style-name="P53"/>
      <text:p text:style-name="Standard"><text:span text:style-name="T10"><text:s text:c="12"/>_viewModelFactory = </text:span><text:span text:style-name="T16">new</text:span><text:span text:style-name="T10"> ViewModelFactory();</text:span></text:p>
      <text:p text:style-name="P53"/>
      <text:p text:style-name="Standard"><text:span text:style-name="T10"><text:s text:c="12"/></text:span><text:span text:style-name="T16">var</text:span><text:span text:style-name="T10"> viewModel = _viewModelFactory.Build(TripLogViewModelType.Main);</text:span></text:p>
      <text:p text:style-name="Standard"><text:span text:style-name="T10"><text:s text:c="12"/>viewModel.Init();</text:span></text:p>
      <text:p text:style-name="P53"/>
      <text:p text:style-name="Standard"><text:span text:style-name="T10"><text:s text:c="12"/></text:span><text:span text:style-name="T16">var</text:span><text:span text:style-name="T10"> mainPage = </text:span><text:span text:style-name="T16">new</text:span><text:span text:style-name="T10"> MainPage(_viewModelFactory, viewModel);</text:span></text:p>
      <text:p text:style-name="P53"/>
      <text:p text:style-name="Standard"><text:span text:style-name="T10"><text:s text:c="12"/>MainPage = </text:span><text:span text:style-name="T16">new</text:span><text:span text:style-name="T10"> NavigationPage(mainPage);</text:span></text:p>
      <text:p text:style-name="P79"><text:span text:style-name="T10"><text:s text:c="8"/>}</text:span></text:p>
      <text:p text:style-name="P2"/>
      <text:p text:style-name="P80">and used inside main.xaml.cs as follows:</text:p>
      <text:p text:style-name="P80"/>
      <text:p text:style-name="P80"><text:span text:style-name="T10"><text:s text:c="4"/></text:span><text:span text:style-name="T16">public</text:span><text:span text:style-name="T10"> </text:span><text:span text:style-name="T16">partial</text:span><text:span text:style-name="T10"> </text:span><text:span text:style-name="T16">class</text:span><text:span text:style-name="T10"> </text:span><text:span text:style-name="T22">MainPage</text:span><text:span text:style-name="T10"> : ContentPage</text:span></text:p>
      <text:p text:style-name="Standard"><text:span text:style-name="T10"><text:s text:c="4"/>{</text:span></text:p>
      <text:p text:style-name="Standard"><text:span text:style-name="T10"><text:s text:c="8"/></text:span><text:span text:style-name="T16">private</text:span><text:span text:style-name="T10"> ViewModelFactory _viewModelFactory;</text:span></text:p>
      <text:p text:style-name="P53"/>
      <text:p text:style-name="Standard"><text:span text:style-name="T10"><text:s text:c="8"/></text:span><text:span text:style-name="T16">public</text:span><text:span text:style-name="T10"> MainPage(ViewModelFactory viewModelFactory, BaseViewModel viewModel)</text:span></text:p>
      <text:p text:style-name="Standard"><text:span text:style-name="T10"><text:s text:c="8"/>{</text:span></text:p>
      <text:p text:style-name="Standard"><text:span text:style-name="T10"><text:s text:c="12"/>InitializeComponent();</text:span></text:p>
      <text:p text:style-name="P53"/>
      <text:p text:style-name="Standard"><text:span text:style-name="T10"><text:s text:c="12"/>_viewModelFactory = viewModelFactory;</text:span></text:p>
      <text:p text:style-name="P53"/>
      <text:p text:style-name="Standard"><text:span text:style-name="T10"><text:s text:c="12"/>BindingContext = viewModel;</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void</text:span><text:span text:style-name="T10"> New_Clicked(</text:span><text:span text:style-name="T16">object</text:span><text:span text:style-name="T10"> sender, EventArgs e)</text:span></text:p>
      <text:p text:style-name="Standard"><text:span text:style-name="T10"><text:s text:c="8"/>{</text:span></text:p>
      <text:p text:style-name="Standard"><text:soft-page-break/><text:span text:style-name="T10"><text:s text:c="12"/></text:span><text:span text:style-name="T16">var</text:span><text:span text:style-name="T10"> viewModel = _viewModelFactory.Build(TripLogViewModelType.New);</text:span></text:p>
      <text:p text:style-name="Standard"><text:span text:style-name="T10"><text:s text:c="12"/>viewModel.Init();</text:span></text:p>
      <text:p text:style-name="P53"/>
      <text:p text:style-name="Standard"><text:span text:style-name="T10"><text:s text:c="12"/></text:span><text:span text:style-name="T16">var</text:span><text:span text:style-name="T10"> newEntryPage = </text:span><text:span text:style-name="T16">new</text:span><text:span text:style-name="T10"> NewEntryPage(viewModel);</text:span></text:p>
      <text:p text:style-name="P53"/>
      <text:p text:style-name="Standard"><text:span text:style-name="T10"><text:s text:c="12"/>Navigation.PushAsync(newEntryPage);</text:span></text:p>
      <text:p text:style-name="Standard"><text:span text:style-name="T10"><text:s text:c="8"/>}</text:span></text:p>
      <text:p text:style-name="P53"/>
      <text:p text:style-name="Standard"><text:span text:style-name="T10"><text:s text:c="8"/></text:span><text:span text:style-name="T16">async</text:span><text:span text:style-name="T10"> </text:span><text:span text:style-name="T16">void</text:span><text:span text:style-name="T10"> Trips_ItemTapped(</text:span><text:span text:style-name="T16">object</text:span><text:span text:style-name="T10"> sender, ItemTappedEventArgs e)</text:span></text:p>
      <text:p text:style-name="Standard"><text:span text:style-name="T10"><text:s text:c="8"/>{</text:span></text:p>
      <text:p text:style-name="Standard"><text:span text:style-name="T10"><text:s text:c="12"/></text:span><text:span text:style-name="T16">var</text:span><text:span text:style-name="T10"> trip = (TripLogEntry)e.Item;</text:span></text:p>
      <text:p text:style-name="P53"/>
      <text:p text:style-name="Standard"><text:span text:style-name="T10"><text:s text:c="12"/></text:span><text:span text:style-name="T16">var</text:span><text:span text:style-name="T10"> viewModel = _viewModelFactory.Build(TripLogViewModelType.Detail);</text:span></text:p>
      <text:p text:style-name="Standard"><text:span text:style-name="T10"><text:s text:c="12"/>viewModel.Init(trip);</text:span></text:p>
      <text:p text:style-name="P53"/>
      <text:p text:style-name="Standard"><text:span text:style-name="T10"><text:s text:c="12"/></text:span><text:span text:style-name="T16">var</text:span><text:span text:style-name="T10"> detailPage = </text:span><text:span text:style-name="T16">new</text:span><text:span text:style-name="T10"> DetailPage(viewModel);</text:span></text:p>
      <text:p text:style-name="P53"/>
      <text:p text:style-name="Standard"><text:span text:style-name="T10"><text:s text:c="12"/></text:span><text:span text:style-name="T16">await</text:span><text:span text:style-name="T10"> Navigation.PushAsync(detailPage);</text:span></text:p>
      <text:p text:style-name="P53"/>
      <text:p text:style-name="Standard"><text:span text:style-name="T10"><text:s text:c="12"/></text:span><text:span text:style-name="T27">// Clear selection</text:span></text:p>
      <text:p text:style-name="Standard"><text:span text:style-name="T10"><text:s text:c="12"/>trips.SelectedItem = </text:span><text:span text:style-name="T16">null</text:span><text:span text:style-name="T10">;</text:span></text:p>
      <text:p text:style-name="Standard"><text:span text:style-name="T10"><text:s text:c="8"/>}</text:span></text:p>
      <text:p text:style-name="P80"><text:span text:style-name="T10"><text:s text:c="4"/>}</text:span></text:p>
      <text:p text:style-name="P2"/>
      <text:p text:style-name="P81">The end result so far is that the views no longer know how to build the corresponding model. The factory is now the owner of this knowledge (SRP!).</text:p>
      <text:p text:style-name="P81"/>
      <text:p text:style-name="P81">Having the ViewModel class in place is a good occasion to implement some unit tests (at this point for didactic purposes).</text:p>
      <text:p text:style-name="P81"/>
      <text:p text:style-name="P81">[Define unit tests, elicit their importance and the difference between them and any other kind of tests]</text:p>
      <text:p text:style-name="P81"/>
      <text:p text:style-name="P81">Add a new project the the solution and name it TripLog.Test as follows:</text:p>
      <text:p text:style-name="P2"><draw:frame draw:style-name="fr2" draw:name="Image19" text:anchor-type="paragraph" svg:width="6.6929in" svg:height="4.2728in" draw:z-index="18"><draw:image xlink:href="Pictures/100000000000049D000002F2A579E91E056B310C.png" xlink:type="simple" xlink:show="embed" xlink:actuate="onLoad" loext:mime-type="image/x-vclgraphic"/></draw:frame></text:p>
      <text:p text:style-name="P2"><text:soft-page-break/></text:p>
      <text:p text:style-name="P82">We intend to add a test for each possible viewModel that can be created with factory defined before. Start by creating three empty methods named intuitively:</text:p>
      <text:p text:style-name="P82"/>
      <text:p text:style-name="P82"><text:span text:style-name="T10"><text:s text:c="4"/>[TestClass]</text:span></text:p>
      <text:p text:style-name="Standard"><text:span text:style-name="T10"><text:s text:c="4"/></text:span><text:span text:style-name="T16">public</text:span><text:span text:style-name="T10"> </text:span><text:span text:style-name="T16">class</text:span><text:span text:style-name="T10"> </text:span><text:span text:style-name="T22">ViewModelFactoryTests</text:span></text:p>
      <text:p text:style-name="Standard"><text:span text:style-name="T10"><text:s text:c="4"/>{</text:span></text:p>
      <text:p text:style-name="Standard"><text:span text:style-name="T10"><text:s text:c="8"/>[TestMethod]</text:span></text:p>
      <text:p text:style-name="Standard"><text:span text:style-name="T10"><text:s text:c="8"/></text:span><text:span text:style-name="T16">public</text:span><text:span text:style-name="T10"> </text:span><text:span text:style-name="T16">void</text:span><text:span text:style-name="T10"> MainViewModelCreationTest()</text:span></text:p>
      <text:p text:style-name="Standard"><text:span text:style-name="T10"><text:s text:c="8"/>{</text:span></text:p>
      <text:p text:style-name="Standard"><text:span text:style-name="T10"><text:s text:c="8"/>}</text:span></text:p>
      <text:p text:style-name="P53"/>
      <text:p text:style-name="Standard"><text:span text:style-name="T10"><text:s text:c="8"/>[TestMethod]</text:span></text:p>
      <text:p text:style-name="Standard"><text:span text:style-name="T10"><text:s text:c="8"/></text:span><text:span text:style-name="T16">public</text:span><text:span text:style-name="T10"> </text:span><text:span text:style-name="T16">void</text:span><text:span text:style-name="T10"> NewEntryViewModelCreationTest()</text:span></text:p>
      <text:p text:style-name="Standard"><text:span text:style-name="T10"><text:s text:c="8"/>{</text:span></text:p>
      <text:p text:style-name="Standard"><text:span text:style-name="T10"><text:s text:c="8"/>}</text:span></text:p>
      <text:p text:style-name="P53"/>
      <text:p text:style-name="Standard"><text:span text:style-name="T10"><text:s text:c="8"/>[TestMethod]</text:span></text:p>
      <text:p text:style-name="Standard"><text:span text:style-name="T10"><text:s text:c="8"/></text:span><text:span text:style-name="T16">public</text:span><text:span text:style-name="T10"> </text:span><text:span text:style-name="T16">void</text:span><text:span text:style-name="T10"> DetailViewModelCreationTest()</text:span></text:p>
      <text:p text:style-name="Standard"><text:span text:style-name="T10"><text:s text:c="8"/>{</text:span></text:p>
      <text:p text:style-name="Standard"><text:span text:style-name="T10"><text:s text:c="8"/>}</text:span></text:p>
      <text:p text:style-name="P82"><text:span text:style-name="T10"><text:s text:c="4"/>}</text:span></text:p>
      <text:p text:style-name="P2"/>
      <text:p text:style-name="P82">Populate the first test by following the standard uni test pattern: Build, Setup, Check.</text:p>
      <text:p text:style-name="P82"/>
      <text:p text:style-name="P82">Here the implementation of the first test:</text:p>
      <text:p text:style-name="P82"/>
      <text:p text:style-name="P82"><text:span text:style-name="T10"><text:s text:c="8"/>[TestMethod]</text:span></text:p>
      <text:p text:style-name="Standard"><text:span text:style-name="T10"><text:s text:c="8"/></text:span><text:span text:style-name="T16">public</text:span><text:span text:style-name="T10"> </text:span><text:span text:style-name="T16">void</text:span><text:span text:style-name="T10"> MainViewModelCreationTest()</text:span></text:p>
      <text:p text:style-name="Standard"><text:span text:style-name="T10"><text:s text:c="8"/>{</text:span></text:p>
      <text:p text:style-name="Standard"><text:span text:style-name="T10"><text:s text:c="12"/></text:span><text:span text:style-name="T16">var</text:span><text:span text:style-name="T10"> viewModelFactory = </text:span><text:span text:style-name="T16">new</text:span><text:span text:style-name="T10"> ViewModelFactory();</text:span></text:p>
      <text:p text:style-name="P53"/>
      <text:p text:style-name="Standard"><text:span text:style-name="T10"><text:s text:c="12"/></text:span><text:span text:style-name="T16">var</text:span><text:span text:style-name="T10"> viewModel = viewModelFactory.Build(TripLogViewModelType.Main);</text:span></text:p>
      <text:p text:style-name="P53"/>
      <text:p text:style-name="Standard"><text:span text:style-name="T10"><text:s text:c="12"/>Assert.IsInstanceOfType(viewModel, </text:span><text:span text:style-name="T16">typeof</text:span><text:span text:style-name="T10">(MainViewModel));</text:span></text:p>
      <text:p text:style-name="P82"><text:span text:style-name="T10"><text:s text:c="8"/>}</text:span></text:p>
      <text:p text:style-name="P2"/>
      <text:p text:style-name="P82">Run the test and ensure it is green. Populate the remaining two tests. Remove duplication.</text:p>
      <text:p text:style-name="P82"/>
      <text:p text:style-name="P83">Exercise: Add unit tests for each ViewModel as appropriate.</text:p>
      <text:p text:style-name="P83"/>
      <text:p text:style-name="P84">Check in.</text:p>
      <text:p text:style-name="P84"/>
      <text:p text:style-name="P84">At this point it necessary to include the execution of the actually available tests in the Build. In order to do that it is ncessary to add two build steps: one for thecreation and deplyoment of the test binaries and one to automatically test them.</text:p>
      <text:p text:style-name="P84"/>
      <text:p text:style-name="P84">Let´s start by creating a build step as follows:</text:p>
      <text:p text:style-name="P84"/>
      <text:p text:style-name="P84"/>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oft-page-break/><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21M33S</meta:editing-duration>
    <meta:editing-cycles>38</meta:editing-cycles>
    <meta:generator>LibreOffice/5.4.3.2$Windows_X86_64 LibreOffice_project/92a7159f7e4af62137622921e809f8546db437e5</meta:generator>
    <dc:date>2018-12-12T11:02:09.583000000</dc:date>
    <meta:document-statistic meta:table-count="0" meta:image-count="19" meta:object-count="0" meta:page-count="27" meta:paragraph-count="770" meta:word-count="3855" meta:character-count="33544" meta:non-whitespace-character-count="25049"/>
    <meta:user-defined meta:name="Info 1"/>
    <meta:user-defined meta:name="Info 2"/>
    <meta:user-defined meta:name="Info 3"/>
    <meta:user-defined meta:name="Info 4"/>
  </office:meta>
</office:document-meta>
</file>